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BFD00002B3A5FCB2B6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9.5cm" style:rel-column-width="32767*"/>
    </style:style>
    <style:style style:name="Таблица2.B" style:family="table-column">
      <style:table-column-properties style:column-width="9.5cm" style:rel-column-width="32768*"/>
    </style:style>
    <style:style style:name="Таблица2.A1" style:family="table-cell">
      <style:table-cell-properties fo:padding="0.097cm" fo:border="none"/>
    </style:style>
    <style:style style:name="TableStickerA4" style:family="table">
      <style:table-properties style:width="19.001cm" table:align="margins"/>
    </style:style>
    <style:style style:name="TableStickerA4.A" style:family="table-column">
      <style:table-column-properties style:column-width="9.5cm" style:rel-column-width="32767*"/>
    </style:style>
    <style:style style:name="TableStickerA4.B" style:family="table-column">
      <style:table-column-properties style:column-width="9.5cm" style:rel-column-width="32768*"/>
    </style:style>
    <style:style style:name="TableStickerA4.A1" style:family="table-cell">
      <style:table-cell-properties fo:padding="0.097cm" fo:border="none"/>
    </style:style>
    <style:style style:name="TableShippingMark" style:family="table">
      <style:table-properties style:width="19.001cm" table:align="margins"/>
    </style:style>
    <style:style style:name="TableShippingMark.A" style:family="table-column">
      <style:table-column-properties style:column-width="9.5cm" style:rel-column-width="32767*"/>
    </style:style>
    <style:style style:name="TableShippingMark.B" style:family="table-column">
      <style:table-column-properties style:column-width="9.5cm" style:rel-column-width="32768*"/>
    </style:style>
    <style:style style:name="TableShippingMark.A1" style:family="table-cell">
      <style:table-cell-properties fo:padding="0.097cm" fo:border="none"/>
    </style:style>
    <style:style style:name="Таблица4" style:family="table">
      <style:table-properties style:width="19.001cm" table:align="margins"/>
    </style:style>
    <style:style style:name="Таблица4.A" style:family="table-column">
      <style:table-column-properties style:column-width="9.5cm" style:rel-column-width="32767*"/>
    </style:style>
    <style:style style:name="Таблица4.B" style:family="table-column">
      <style:table-column-properties style:column-width="9.5cm" style:rel-column-width="32768*"/>
    </style:style>
    <style:style style:name="Таблица4.A1" style:family="table-cell">
      <style:table-cell-properties fo:padding="0.097cm" fo:border="none"/>
    </style:style>
    <style:style style:name="TableMeasurementTemperature" style:family="table">
      <style:table-properties style:width="19.001cm" table:align="margins"/>
    </style:style>
    <style:style style:name="TableMeasurementTemperature.A" style:family="table-column">
      <style:table-column-properties style:column-width="6.334cm" style:rel-column-width="21845*"/>
    </style:style>
    <style:style style:name="TableMeasurementTemperature.A1" style:family="table-cell">
      <style:table-cell-properties fo:background-color="#cccccc" fo:padding="0.097cm" fo:border="0.002cm solid #000000">
        <style:background-image/>
      </style:table-cell-properties>
    </style:style>
    <style:style style:name="TableMeasurementTemperature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MeasurementTemperature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MeasurementTemperature.A3" style:family="table-cell">
      <style:table-cell-properties fo:padding="0.097cm" fo:border-left="0.002cm solid #000000" fo:border-right="none" fo:border-top="none" fo:border-bottom="0.002cm solid #000000"/>
    </style:style>
    <style:style style:name="TableMeasurementTemperature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MobileThermoUnit" style:family="table">
      <style:table-properties style:width="19.001cm" table:align="margins"/>
    </style:style>
    <style:style style:name="TableMobileThermoUnit.A" style:family="table-column">
      <style:table-column-properties style:column-width="19.001cm" style:rel-column-width="65535*"/>
    </style:style>
    <style:style style:name="TableMobileThermoUnit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MobileThermoUnit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02cm solid #000000"/>
    </style:style>
    <style:style style:name="TableCargoAmount" style:family="table">
      <style:table-properties style:width="19.001cm" table:align="margins"/>
    </style:style>
    <style:style style:name="TableCargoAmount.A" style:family="table-column">
      <style:table-column-properties style:column-width="3.572cm" style:rel-column-width="12319*"/>
    </style:style>
    <style:style style:name="TableCargoAmount.B" style:family="table-column">
      <style:table-column-properties style:column-width="2.778cm" style:rel-column-width="9582*"/>
    </style:style>
    <style:style style:name="TableCargoAmount.C" style:family="table-column">
      <style:table-column-properties style:column-width="2.672cm" style:rel-column-width="9217*"/>
    </style:style>
    <style:style style:name="TableCargoAmount.D" style:family="table-column">
      <style:table-column-properties style:column-width="2.54cm" style:rel-column-width="8760*"/>
    </style:style>
    <style:style style:name="TableCargoAmount.E" style:family="table-column">
      <style:table-column-properties style:column-width="2.566cm" style:rel-column-width="8851*"/>
    </style:style>
    <style:style style:name="TableCargoAmount.F" style:family="table-column">
      <style:table-column-properties style:column-width="2.157cm" style:rel-column-width="7440*"/>
    </style:style>
    <style:style style:name="TableCargoAmount.G" style:family="table-column">
      <style:table-column-properties style:column-width="2.715cm" style:rel-column-width="9366*"/>
    </style:style>
    <style:style style:name="TableCargoAmoun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CargoAmount.E1" style:family="table-cell">
      <style:table-cell-properties fo:padding="0.097cm" fo:border="0.002cm solid #000000"/>
    </style:style>
    <style:style style:name="TableCargoAmount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CargoAmount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Defects" style:family="table">
      <style:table-properties style:width="19.001cm" table:align="margins"/>
    </style:style>
    <style:style style:name="TableDefects.A" style:family="table-column">
      <style:table-column-properties style:column-width="9.5cm" style:rel-column-width="32767*"/>
    </style:style>
    <style:style style:name="TableDefects.B" style:family="table-column">
      <style:table-column-properties style:column-width="9.5cm" style:rel-column-width="32768*"/>
    </style:style>
    <style:style style:name="TableDefects.A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Defects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Defects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Defects.A3" style:family="table-cell">
      <style:table-cell-properties fo:padding="0.097cm" fo:border-left="0.002cm solid #000000" fo:border-right="none" fo:border-top="none" fo:border-bottom="0.002cm solid #000000"/>
    </style:style>
    <style:style style:name="TableDefect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CargoAmountAndDefectsAux" style:family="table">
      <style:table-properties style:width="19.001cm" table:align="margins"/>
    </style:style>
    <style:style style:name="TableCargoAmountAndDefectsAux.A" style:family="table-column">
      <style:table-column-properties style:column-width="19.001cm" style:rel-column-width="65535*"/>
    </style:style>
    <style:style style:name="TableRipeness" style:family="table">
      <style:table-properties style:width="19.001cm" table:align="margins"/>
    </style:style>
    <style:style style:name="TableRipeness.A" style:family="table-column">
      <style:table-column-properties style:column-width="5.265cm" style:rel-column-width="18160*"/>
    </style:style>
    <style:style style:name="TableRipeness.B" style:family="table-column">
      <style:table-column-properties style:column-width="2.746cm" style:rel-column-width="9472*"/>
    </style:style>
    <style:style style:name="TableRipeness.F" style:family="table-column">
      <style:table-column-properties style:column-width="2.75cm" style:rel-column-width="9487*"/>
    </style:style>
    <style:style style:name="TableRipeness.A1" style:family="table-cell">
      <style:table-cell-properties fo:padding="0.097cm" fo:border="0.002cm solid #000000"/>
    </style:style>
    <style:style style:name="TableRipeness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Ripeness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Ripeness.B3" style:family="table-cell">
      <style:table-cell-properties fo:padding="0.097cm" fo:border-left="0.002cm solid #000000" fo:border-right="none" fo:border-top="none" fo:border-bottom="0.002cm solid #000000"/>
    </style:style>
    <style:style style:name="TableRipeness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9.001cm" table:align="margins"/>
    </style:style>
    <style:style style:name="Таблица7.A" style:family="table-column">
      <style:table-column-properties style:column-width="9.5cm" style:rel-column-width="32767*"/>
    </style:style>
    <style:style style:name="Таблица7.B" style:family="table-column">
      <style:table-column-properties style:column-width="9.5cm" style:rel-column-width="32768*"/>
    </style:style>
    <style:style style:name="Таблица8" style:family="table">
      <style:table-properties style:width="19.001cm" table:align="margins"/>
    </style:style>
    <style:style style:name="Таблица8.A" style:family="table-column">
      <style:table-column-properties style:column-width="19.001cm" style:rel-column-width="65535*"/>
    </style:style>
    <style:style style:name="Таблица8.A1" style:family="table-cell">
      <style:table-cell-properties fo:padding="0.097cm" fo:border="0.002cm solid #000000"/>
    </style:style>
    <style:style style:name="TablePictures" style:family="table">
      <style:table-properties style:width="19.001cm" table:align="margins"/>
    </style:style>
    <style:style style:name="TablePictures.A" style:family="table-column">
      <style:table-column-properties style:column-width="9.5cm" style:rel-column-width="32767*"/>
    </style:style>
    <style:style style:name="TablePictures.B" style:family="table-column">
      <style:table-column-properties style:column-width="9.5cm" style:rel-column-width="32768*"/>
    </style:style>
    <style:style style:name="TableQualityExpertise" style:family="table">
      <style:table-properties style:width="19.001cm" table:align="margins"/>
    </style:style>
    <style:style style:name="TableQualityExpertise.A" style:family="table-column">
      <style:table-column-properties style:column-width="9.5cm" style:rel-column-width="32767*"/>
    </style:style>
    <style:style style:name="TableQualityExpertise.B" style:family="table-column">
      <style:table-column-properties style:column-width="9.5cm" style:rel-column-width="32768*"/>
    </style:style>
    <style:style style:name="TableQualityExpertise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9pt" fo:language="en" fo:country="US" fo:font-style="italic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Bookman Old Style" fo:font-size="9pt" style:font-name-asian="Bookman Old Style" style:font-size-asian="12pt" style:font-name-complex="Bookman Old Style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Bookman Old Style" fo:font-size="14pt" style:font-name-asian="Bookman Old Style" style:font-size-asian="14pt" style:font-name-complex="Bookman Old Style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style:font-name-asian="Bookman Old Style" style:font-size-asian="12pt" style:font-name-complex="Bookman Old Style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normal" style:font-name-asian="Bookman Old Style" style:font-size-asian="12pt" style:font-weight-asian="normal" style:font-name-complex="Bookman Old Style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style:font-name-asian="Bookman Old Style" style:font-size-asian="12pt" style:font-name-complex="Bookman Old Style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name-asian="Bookman Old Style" style:font-size-asian="12pt" style:font-name-complex="Bookman Old Style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name-asian="Bookman Old Style" style:font-size-asian="12pt" style:font-weight-asian="bold" style:font-name-complex="Bookman Old Style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0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21" style:family="paragraph" style:parent-style-name="Standard">
      <style:paragraph-properties fo:text-align="center" style:justify-single-word="false" fo:background-color="#cccccc" style:text-autospace="none">
        <style:background-image/>
      </style:paragraph-properties>
      <style:text-properties fo:color="#000000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22" style:family="paragraph" style:parent-style-name="Standard">
      <style:paragraph-properties fo:text-align="center" style:justify-single-word="false" fo:break-before="pag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3" style:family="paragraph" style:parent-style-name="Standard">
      <style:text-properties fo:color="#000000" fo:font-weight="bold" style:font-name-asian="Times New Roman2" style:font-weight-asian="bold" style:font-name-complex="Times New Roman2" style:font-weight-complex="bold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47ff" style:text-line-through-style="none" style:font-name="Bookman Old Style" fo:font-size="14pt" fo:language="en" fo:country="US" fo:font-style="normal" style:text-underline-style="none" fo:font-weight="normal" style:font-name-asian="Bookman Old Style" style:font-size-asian="14pt" style:font-style-asian="normal" style:font-weight-asian="normal" style:font-name-complex="Bookman Old Style" style:font-size-complex="14pt" style:font-style-complex="normal" style:font-weight-complex="normal"/>
    </style:style>
    <style:style style:name="P27" style:family="paragraph">
      <style:paragraph-properties fo:text-align="center"/>
    </style:style>
    <style:style style:name="T1" style:family="text">
      <style:text-properties fo:color="#76923c" style:font-name="Comic Sans MS" fo:font-size="40pt" fo:language="en" fo:country="US" fo:font-style="italic" fo:font-weight="bold"/>
    </style:style>
    <style:style style:name="T2" style:family="text">
      <style:text-properties fo:color="#0070c0" style:font-name="Comic Sans MS" fo:font-size="12pt" fo:language="en" fo:country="US" fo:font-style="italic" fo:font-weight="bold"/>
    </style:style>
    <style:style style:name="T3" style:family="text">
      <style:text-properties style:font-name="Times New Roman1" fo:font-size="9pt" fo:font-style="italic"/>
    </style:style>
    <style:style style:name="T4" style:family="text">
      <style:text-properties style:font-name="Times New Roman1" fo:font-size="9pt" fo:language="en" fo:country="US" fo:font-style="italic"/>
    </style:style>
    <style:style style:name="T5" style:family="text">
      <style:text-properties fo:font-style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language="en" fo:country="US" fo:font-style="italic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1pt" fo:font-weight="bold" style:font-name-asian="Times New Roman2" style:font-size-asian="11pt" style:font-weight-asian="bold" style:font-name-complex="Times New Roman2" style:font-size-complex="11pt" style:font-weight-complex="bold"/>
    </style:style>
    <style:style style:name="T10" style:family="text">
      <style:text-properties fo:color="#000000"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1" style:family="text">
      <style:text-properties fo:color="#000000"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12" style:family="text">
      <style:text-properties fo:color="#000000" style:font-name="Times New Roman2" fo:font-size="11.5pt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3" style:family="text">
      <style:text-properties fo:color="#000000" style:font-name="Times New Roman2" fo:font-size="11.5pt" fo:language="en" fo:country="US" fo:font-weight="bold" style:font-name-asian="Times New Roman2" style:font-size-asian="11.5pt" style:font-weight-asian="bold" style:font-name-complex="Times New Roman2" style:font-size-complex="11.5pt" style:font-weight-complex="bold"/>
    </style:style>
    <style:style style:name="T14" style:family="text">
      <style:text-properties fo:color="#000000" style:font-name="Times New Roman2" fo:font-style="italic" style:font-name-asian="Times New Roman2" style:font-style-asian="italic" style:font-name-complex="Times New Roman2" style:font-style-complex="italic"/>
    </style:style>
    <style:style style:name="T15" style:family="text">
      <style:text-properties fo:color="#000000" fo:language="en" fo:country="US" fo:font-weight="normal" style:font-name-asian="Times New Roman2" style:font-weight-asian="normal" style:font-name-complex="Times New Roman2" style:font-weight-complex="normal"/>
    </style:style>
    <style:style style:name="T16" style:family="text">
      <style:text-properties fo:color="#000000" fo:language="en" fo:country="US" fo:font-weight="bold" style:font-weight-asian="bold" style:font-weight-complex="bold"/>
    </style:style>
    <style:style style:name="T17" style:family="text">
      <style:text-properties fo:color="#000000" fo:font-weight="bold" style:font-name-asian="Times New Roman2" style:font-weight-asian="bold" style:font-name-complex="Times New Roman2" style:font-weight-complex="bold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normal" style:font-name-asian="Times New Roman2" style:font-weight-asian="normal" style:font-name-complex="Times New Roman2" style:font-weight-complex="normal"/>
    </style:style>
    <style:style style:name="T20" style:family="text">
      <style:text-properties fo:color="#000000" style:font-name="Times New Roman"/>
    </style:style>
    <style:style style:name="T21" style:family="text">
      <style:text-properties fo:color="#000000" style:font-name="Times New Roman" fo:language="en" fo:country="US" fo:font-style="italic" fo:font-weight="normal" style:font-name-asian="Bookman Old Style" style:font-style-asian="italic" style:font-weight-asian="normal" style:font-name-complex="Bookman Old Style" style:font-style-complex="italic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2" fo:font-size="11pt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4" style:family="text">
      <style:text-properties style:font-name="Times New Roman2" fo:font-size="11pt" fo:language="en" fo:country="US" fo:font-weight="normal" style:font-name-asian="Times New Roman2" style:font-size-asian="11pt" style:font-weight-asian="normal" style:font-name-complex="Times New Roman2" style:font-size-complex="11pt" style:font-weight-complex="normal"/>
    </style:style>
    <style:style style:name="T25" style:family="text">
      <style:text-properties style:text-line-through-style="none" style:text-underline-style="none" fo:font-weight="normal" style:font-weight-asian="normal" style:font-weight-complex="normal"/>
    </style:style>
    <style:style style:name="T26" style:family="text">
      <style:text-properties style:text-line-through-style="none" fo:language="en" fo:country="US" style:text-underline-style="none" fo:font-weight="normal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name-asian="Bookman Old Style" style:font-weight-asian="normal" style:font-name-complex="Bookman Old Style" style:font-weight-complex="normal"/>
    </style:style>
    <style:style style:name="T29" style:family="text">
      <style:text-properties fo:language="en" fo:country="US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fo:font-weight="normal" style:font-name-asian="Bookman Old Style" style:font-weight-asian="normal" style:font-name-complex="Bookman Old Style" style:font-weight-complex="normal"/>
    </style:style>
    <style:style style:name="T32" style:family="text">
      <style:text-properties fo:language="en" fo:country="US" style:font-name-asian="Bookman Old Style" style:font-name-complex="Bookman Old Style"/>
    </style:style>
    <style:style style:name="T33" style:family="text">
      <style:text-properties style:font-name-asian="Bookman Old Style" style:font-name-complex="Bookman Old Style"/>
    </style:style>
    <style:style style:name="T34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><text:s/><text:span text:style-name="T9">Applicants for survey: </text:span></text:p>
            <text:p text:style-name="Standard"><text:span text:style-name="T9">Company </text:span><text:span text:style-name="T11">{$ReportClientEng}</text:span></text:p>
            <text:p text:style-name="Standard"/>
            <text:p text:style-name="Standard"><text:s/><text:span text:style-name="T9">Address </text:span></text:p>
            <text:p text:style-name="Standard">{$ReportClientAddrEng}</text:p>
            <text:p text:style-name="P9"/>
          </table:table-cell>
          <table:table-cell table:style-name="Таблица1.A1" office:value-type="string">
            <text:p text:style-name="Standard"><text:s/><text:span text:style-name="T9">Заказчик инспекции: </text:span></text:p>
            <text:p text:style-name="Standard"><text:span text:style-name="T9">Компания</text:span><text:span text:style-name="T10"> </text:span><text:span text:style-name="T11">{$ReportClient}</text:span><text:span text:style-name="T10"> </text:span></text:p>
            <text:p text:style-name="Standard"/>
            <text:p text:style-name="Standard"><text:s/><text:span text:style-name="T9">Адрес </text:span></text:p>
            <text:p text:style-name="Standard"><text:span text:style-name="T11">{$ReportClientAddr}</text:span><text:span text:style-name="T10"> </text:span></text:p>
            <text:p text:style-name="Standard"/>
          </table:table-cell>
        </table:table-row>
      </table:table>
      <text:p text:style-name="Standard"><text:s/><text:span text:style-name="T22">CARGO SURVEY REPORT </text:span></text:p>
      <text:p text:style-name="Standard"><text:span text:style-name="T23">№ </text:span><text:span text:style-name="T24">{$Report}</text:span></text:p>
      <text:p text:style-name="Standard">ОТЧЕТ ОБ ИНСПЕКЦИИ ГРУЗА </text:p>
      <text:p text:style-name="Standard"><text:span text:style-name="T23">№ </text:span><text:span text:style-name="T24">{$Report}</text:span></text:p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Standard">Container:</text:p>
            <text:p text:style-name="Standard">{$number}</text:p>
          </table:table-cell>
          <table:table-cell table:style-name="Таблица2.A1" office:value-type="string">
            <text:p text:style-name="Standard">Контейнер:</text:p>
            <text:p text:style-name="Standard">{$number}</text:p>
          </table:table-cell>
        </table:table-row>
        <table:table-row>
          <table:table-cell table:style-name="Таблица2.A1" office:value-type="string">
            <text:p text:style-name="Standard">Seal: <text:span text:style-name="T25">{$inspection.actualSeal}</text:span><text:span text:style-name="T27"> </text:span></text:p>
          </table:table-cell>
          <table:table-cell table:style-name="Таблица2.A1" office:value-type="string">
            <text:p text:style-name="Standard">Пломба: <text:span text:style-name="T26">{$inspection.actualSeal}</text:span></text:p>
          </table:table-cell>
        </table:table-row>
        <table:table-row>
          <table:table-cell table:style-name="Таблица2.A1" office:value-type="string">
            <text:p text:style-name="Standard">Description of Goods<text:span text:style-name="T27">: {$actualCargoesEnglishName}</text:span></text:p>
          </table:table-cell>
          <table:table-cell table:style-name="Таблица2.A1" office:value-type="string">
            <text:p text:style-name="Standard">Груз<text:span text:style-name="T27">: <text:s/></text:span><text:span text:style-name="T30">{$actualCargoesName}</text:span></text:p>
          </table:table-cell>
        </table:table-row>
        <table:table-row>
          <table:table-cell table:style-name="Таблица2.A1" office:value-type="string">
            <text:p text:style-name="Standard">Vessel: <text:span text:style-name="T28">{$voyage.vessel.name}</text:span><text:span text:style-name="T27"> </text:span></text:p>
          </table:table-cell>
          <table:table-cell table:style-name="Таблица2.A1" office:value-type="string">
            <text:p text:style-name="Standard">Судно: <text:span text:style-name="T31">{$voyage.vessel.name}</text:span></text:p>
          </table:table-cell>
        </table:table-row>
        <table:table-row>
          <table:table-cell table:style-name="Таблица2.A1" office:value-type="string">
            <text:p text:style-name="Standard">Bill of Lading: <text:span text:style-name="T27">{$billOfLadings}</text:span></text:p>
          </table:table-cell>
          <table:table-cell table:style-name="Таблица2.A1" office:value-type="string">
            <text:p text:style-name="Standard">Коносамент: <text:span text:style-name="T30">{$billOfLadings}</text:span></text:p>
          </table:table-cell>
        </table:table-row>
        <table:table-row>
          <table:table-cell table:style-name="Таблица2.A1" office:value-type="string">
            <text:p text:style-name="P23">Port and day of loading:</text:p>
            <text:p text:style-name="Standard"><text:span text:style-name="T15">{$loadingPort.englishName}</text:span><text:span text:style-name="T19"> </text:span></text:p>
            <text:p text:style-name="Standard">{$loadingDate} </text:p>
          </table:table-cell>
          <table:table-cell table:style-name="Таблица2.A1" office:value-type="string">
            <text:p text:style-name="Standard"><text:span text:style-name="T17">Порт и дата отгрузки: </text:span><text:span text:style-name="T15">{$loadingPort.name}</text:span></text:p>
            <text:p text:style-name="Standard">{$loadingDate}</text:p>
          </table:table-cell>
        </table:table-row>
        <table:table-row>
          <table:table-cell table:style-name="Таблица2.A1" office:value-type="string">
            <text:p text:style-name="Standard">Port and day of unloading: <text:span text:style-name="T29"><text:s/></text:span></text:p>
            <text:p text:style-name="P25">{$dischargePort.englishName}</text:p>
            <text:p text:style-name="Standard">{$dischargeDate}</text:p>
          </table:table-cell>
          <table:table-cell table:style-name="Таблица2.A1" office:value-type="string">
            <text:p text:style-name="Standard">Порт и дата выгрузки: </text:p>
            <text:p text:style-name="Standard">{$dischargePort.name}</text:p>
            <text:p text:style-name="Standard">{$dischargeDate}</text:p>
          </table:table-cell>
        </table:table-row>
        <table:table-row>
          <table:table-cell table:style-name="Таблица2.A1" office:value-type="string">
            <text:p text:style-name="Standard">Shipper: </text:p>
            <text:p text:style-name="Standard">{$cargoSuppliersEng}</text:p>
          </table:table-cell>
          <table:table-cell table:style-name="Таблица2.A1" office:value-type="string">
            <text:p text:style-name="Standard">Отправитель:</text:p>
            <text:p text:style-name="Standard">{$cargoSuppliers}</text:p>
          </table:table-cell>
        </table:table-row>
        <table:table-row>
          <table:table-cell table:style-name="Таблица2.A1" office:value-type="string">
            <text:p text:style-name="Standard">Order №: <text:span text:style-name="T33">{$orders}</text:span> <text:s/></text:p>
          </table:table-cell>
          <table:table-cell table:style-name="Таблица2.A1" office:value-type="string">
            <text:p text:style-name="Standard">Заказ №: <text:span text:style-name="T32">{$orders}</text:span> </text:p>
          </table:table-cell>
        </table:table-row>
        <table:table-row>
          <table:table-cell table:style-name="Таблица2.A1" office:value-type="string">
            <text:p text:style-name="Standard">Invoice №: <text:span text:style-name="T33">{$invoices}</text:span> <text:s/></text:p>
          </table:table-cell>
          <table:table-cell table:style-name="Таблица2.A1" office:value-type="string">
            <text:p text:style-name="Standard">Инвойс №: <text:span text:style-name="T32">{$invoices}</text:span> </text:p>
          </table:table-cell>
        </table:table-row>
        <table:table-row>
          <table:table-cell table:style-name="Таблица2.A1" office:value-type="string">
            <text:p text:style-name="Standard">Receiver: </text:p>
            <text:p text:style-name="Standard">{$CargoReceiverNameEng}</text:p>
            <text:p text:style-name="Standard">{$CargoReceiverAddrEng}</text:p>
          </table:table-cell>
          <table:table-cell table:style-name="Таблица2.A1" office:value-type="string">
            <text:p text:style-name="Standard">Получатель:</text:p>
            <text:p text:style-name="Standard">{$CargoReceiverName}</text:p>
            <text:p text:style-name="Standard">{$CargoReceiverAddr}</text:p>
          </table:table-cell>
        </table:table-row>
        <table:table-row>
          <table:table-cell table:style-name="Таблица2.A1" office:value-type="string">
            <text:p text:style-name="Standard">Date of inspection request<text:span text:style-name="T27">: </text:span><text:span text:style-name="T25">{$inspection.surveyRequestDate}</text:span></text:p>
          </table:table-cell>
          <table:table-cell table:style-name="Таблица2.A1" office:value-type="string">
            <text:p text:style-name="Standard">Дата заявки на инспекцию:<text:span text:style-name="T26">{$inspection.surveyRequestDate}</text:span></text:p>
          </table:table-cell>
        </table:table-row>
        <table:table-row>
          <table:table-cell table:style-name="Таблица2.A1" office:value-type="string">
            <text:p text:style-name="Standard">Date of Survey Conducted<text:span text:style-name="T27">: </text:span><text:span text:style-name="T25">{$inspection.surveyDate}</text:span></text:p>
          </table:table-cell>
          <table:table-cell table:style-name="Таблица2.A1" office:value-type="string">
            <text:p text:style-name="Standard"><text:span text:style-name="T29">Дата проведения инспекции: </text:span><text:span text:style-name="T26">{$inspection.surveyDate}</text:span></text:p>
          </table:table-cell>
        </table:table-row>
        <table:table-row>
          <table:table-cell table:style-name="Таблица2.A1" office:value-type="string">
            <text:p text:style-name="Standard">Place of survey: </text:p>
            <text:p text:style-name="Standard">{$inspection.surveyPlace.englishName}</text:p>
          </table:table-cell>
          <table:table-cell table:style-name="Таблица2.A1" office:value-type="string">
            <text:p text:style-name="Standard">Место инспекции: </text:p>
            <text:p text:style-name="Standard">{$inspection.surveyPlace.russianName}</text:p>
          </table:table-cell>
        </table:table-row>
        <table:table-row>
          <table:table-cell table:style-name="Таблица2.A1" office:value-type="string">
            <text:p text:style-name="Standard">Unloading on a warehouse/in a motor <text:soft-page-break/>vehicle:</text:p>
          </table:table-cell>
          <table:table-cell table:style-name="Таблица2.A1" office:value-type="string">
            <text:p text:style-name="Standard">Выгрузка на склад/в автомашину:</text:p>
          </table:table-cell>
        </table:table-row>
        <table:table-row>
          <table:table-cell table:style-name="Таблица2.A1" office:value-type="string">
            <text:p text:style-name="Standard">Type of packing:</text:p>
          </table:table-cell>
          <table:table-cell table:style-name="Таблица2.A1" office:value-type="string">
            <text:p text:style-name="Standard">Вид упаковки:</text:p>
          </table:table-cell>
        </table:table-row>
      </table:table>
      <text:p text:style-name="P3"/>
      <text:p text:style-name="Standard"/>
      <table:table table:name="TableStickerA4" table:style-name="TableStickerA4">
        <table:table-column table:style-name="TableStickerA4.A"/>
        <table:table-column table:style-name="TableStickerA4.B"/>
        <table:table-row>
          <table:table-cell table:style-name="TableStickerA4.A1" table:number-columns-spanned="2" office:value-type="string">
            <text:p text:style-name="Standard">Sticker in A4 format/Стикер формата А4:</text:p>
          </table:table-cell>
          <table:covered-table-cell/>
        </table:table-row>
        <table:table-row>
          <table:table-cell table:style-name="TableStickerA4.A1" office:value-type="string">
            <text:p text:style-name="P10"/>
          </table:table-cell>
          <table:table-cell table:style-name="TableStickerA4.A1" office:value-type="string">
            <text:p text:style-name="P10"/>
          </table:table-cell>
        </table:table-row>
      </table:table>
      <text:p text:style-name="P3"/>
      <text:p text:style-name="Standard"/>
      <table:table table:name="TableShippingMark" table:style-name="TableShippingMark">
        <table:table-column table:style-name="TableShippingMark.A"/>
        <table:table-column table:style-name="TableShippingMark.B"/>
        <table:table-row>
          <table:table-cell table:style-name="TableShippingMark.A1" table:number-columns-spanned="2" office:value-type="string">
            <text:p text:style-name="Standard"><text:span text:style-name="T12">Shipping </text:span><text:span text:style-name="T13">m</text:span><text:span text:style-name="T12">ark</text:span><text:span text:style-name="T13">s</text:span><text:span text:style-name="T12">/Маркировка производителя:</text:span></text:p>
          </table:table-cell>
          <table:covered-table-cell/>
        </table:table-row>
        <table:table-row>
          <table:table-cell table:style-name="TableShippingMark.A1" office:value-type="string">
            <text:p text:style-name="P10"/>
          </table:table-cell>
          <table:table-cell table:style-name="TableShippingMark.A1" office:value-type="string">
            <text:p text:style-name="P10"/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Standard">Normative paper of survey: </text:p>
          </table:table-cell>
          <table:table-cell table:style-name="Таблица4.A1" office:value-type="string">
            <text:p text:style-name="Standard"><text:span text:style-name="T20">Нормативный документ:</text:span><text:span text:style-name="T8"> </text:span></text:p>
          </table:table-cell>
        </table:table-row>
        <table:table-row>
          <table:table-cell table:style-name="Таблица4.A1" office:value-type="string">
            <text:p text:style-name="P12">{$surveyPaper}</text:p>
          </table:table-cell>
          <table:table-cell table:style-name="Таблица4.A1" office:value-type="string">
            <text:p text:style-name="P12">{$surveyPaper}</text:p>
          </table:table-cell>
        </table:table-row>
      </table:table>
      <text:p text:style-name="P3"/>
      <table:table table:name="TableMeasurementTemperature" table:style-name="TableMeasurementTemperature">
        <table:table-column table:style-name="TableMeasurementTemperature.A" table:number-columns-repeated="3"/>
        <table:table-row>
          <table:table-cell table:style-name="TableMeasurementTemperature.A1" table:number-columns-spanned="3" office:value-type="string">
            <text:p text:style-name="Standard">Measurement temperature inside fruit/ Замер температуры внутри плода </text:p>
          </table:table-cell>
          <table:covered-table-cell/>
          <table:covered-table-cell/>
        </table:table-row>
        <table:table-row>
          <table:table-cell table:style-name="TableMeasurementTemperature.A2" office:value-type="string">
            <text:p text:style-name="Standard"><text:span text:style-name="T29">Container</text:span> / </text:p>
            <text:p text:style-name="Standard">Контейнер </text:p>
          </table:table-cell>
          <table:table-cell table:style-name="TableMeasurementTemperature.A2" office:value-type="string">
            <text:p text:style-name="Standard">Recommended temperature condition of transportation and storage Рекомендуемый температурный режим транспортировки и хранения </text:p>
            <text:p text:style-name="P15"/>
          </table:table-cell>
          <table:table-cell table:style-name="TableMeasurementTemperature.C2" office:value-type="string">
            <text:p text:style-name="Standard">TEMPERATURE°C / ТЕМПЕРАТУРА °C </text:p>
          </table:table-cell>
        </table:table-row>
        <table:table-row>
          <table:table-cell table:style-name="TableMeasurementTemperature.A3" office:value-type="string">
            <text:p text:style-name="P11"/>
          </table:table-cell>
          <table:table-cell table:style-name="TableMeasurementTemperature.A3" office:value-type="string">
            <text:p text:style-name="P10"/>
          </table:table-cell>
          <table:table-cell table:style-name="TableMeasurementTemperature.C3" office:value-type="string">
            <text:p text:style-name="P10"/>
          </table:table-cell>
        </table:table-row>
      </table:table>
      <table:table table:name="TableMobileThermoUnit" table:style-name="TableMobileThermoUnit">
        <table:table-column table:style-name="TableMobileThermoUnit.A"/>
        <table:table-row>
          <table:table-cell table:style-name="TableMobileThermoUnit.A1" office:value-type="string">
            <text:p text:style-name="P16"/>
          </table:table-cell>
        </table:table-row>
        <table:table-row>
          <table:table-cell table:style-name="TableMobileThermoUnit.A2" office:value-type="string">
            <text:p text:style-name="P16"/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1">The statement and the actual amount of cargo /Заявленное и фактическое количество груза </text:p>
          </table:table-cell>
        </table:table-row>
      </table:table>
      <table:table table:name="TableCargoAmount" table:style-name="TableCargoAmount">
        <table:table-column table:style-name="TableCargoAmount.A"/>
        <table:table-column table:style-name="TableCargoAmount.B"/>
        <table:table-column table:style-name="TableCargoAmount.C"/>
        <table:table-column table:style-name="TableCargoAmount.D"/>
        <table:table-column table:style-name="TableCargoAmount.E"/>
        <table:table-column table:style-name="TableCargoAmount.F"/>
        <table:table-column table:style-name="TableCargoAmount.G"/>
        <table:table-row>
          <table:table-cell table:style-name="TableCargoAmount.A1" table:number-columns-spanned="4" office:value-type="string">
            <text:p text:style-name="Standard">Cargo amount / <text:span text:style-name="T34">Количество груза</text:span></text:p>
          </table:table-cell>
          <table:covered-table-cell/>
          <table:covered-table-cell/>
          <table:covered-table-cell/>
          <table:table-cell table:style-name="TableCargoAmount.E1" table:number-columns-spanned="3" office:value-type="string">
            <text:p text:style-name="Standard">Average weight / <text:span text:style-name="T34">Средний вес</text:span></text:p>
          </table:table-cell>
          <table:covered-table-cell/>
          <table:covered-table-cell/>
        </table:table-row>
        <table:table-row>
          <table:table-cell table:style-name="TableCargoAmount.A2" office:value-type="string">
            <text:p text:style-name="Standard"><text:span text:style-name="T29">Packaging </text:span>/ Упаковка</text:p>
          </table:table-cell>
          <table:table-cell table:style-name="TableCargoAmount.A2" office:value-type="string">
            <text:p text:style-name="Standard">Manifested Quantity / Заявленное количество</text:p>
          </table:table-cell>
          <table:table-cell table:style-name="TableCargoAmount.A2" office:value-type="string">
            <text:p text:style-name="P5">Actual Quantity /</text:p>
            <text:p text:style-name="P5">Фактическое</text:p>
            <text:p text:style-name="P5">количество</text:p>
          </table:table-cell>
          <table:table-cell table:style-name="TableCargoAmount.A2" office:value-type="string">
            <text:p text:style-name="Standard">Shortage/ Surplus/ Недостача/ </text:p>
            <text:p text:style-name="Standard">Излишек</text:p>
          </table:table-cell>
          <table:table-cell table:style-name="TableCargoAmount.A2" office:value-type="string">
            <text:p text:style-name="Standard">Gross / Брутто</text:p>
          </table:table-cell>
          <table:table-cell table:style-name="TableCargoAmount.A2" office:value-type="string">
            <text:p text:style-name="Standard">Net / <text:span text:style-name="T34">Нетто</text:span></text:p>
          </table:table-cell>
          <table:table-cell table:style-name="TableCargoAmount.G2" office:value-type="string">
            <text:p text:style-name="Standard"><text:span text:style-name="T29">Tare </text:span>/ </text:p>
            <text:p text:style-name="Standard">Тара</text:p>
          </table:table-cell>
        </table:table-row>
        <table:table-row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P15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A2" office:value-type="string">
            <text:p text:style-name="Standard"/>
          </table:table-cell>
          <table:table-cell table:style-name="TableCargoAmount.G2" office:value-type="string">
            <text:p text:style-name="Standard"/>
          </table:table-cell>
        </table:table-row>
      </table:table>
      <text:p text:style-name="Text_20_body"/>
      <table:table table:name="TableDefects" table:style-name="TableDefects">
        <table:table-column table:style-name="TableDefects.A"/>
        <table:table-column table:style-name="TableDefects.B"/>
        <table:table-row>
          <table:table-cell table:style-name="TableDefects.A1" table:number-columns-spanned="2" office:value-type="string">
            <text:p text:style-name="P6">Defects / <text:span text:style-name="T34">Повреждения</text:span>:</text:p>
          </table:table-cell>
          <table:covered-table-cell/>
        </table:table-row>
        <text:soft-page-break/>
        <table:table-row>
          <table:table-cell table:style-name="TableDefects.A2" office:value-type="string">
            <text:p text:style-name="P6">Calibre / <text:span text:style-name="T34">Калибр</text:span></text:p>
          </table:table-cell>
          <table:table-cell table:style-name="TableDefects.B2" office:value-type="string">
            <text:p text:style-name="P6">Package amount / <text:span text:style-name="T34">Упаковок</text:span></text:p>
          </table:table-cell>
        </table:table-row>
        <table:table-row>
          <table:table-cell table:style-name="TableDefects.A3" office:value-type="string">
            <text:p text:style-name="P10"/>
          </table:table-cell>
          <table:table-cell table:style-name="TableDefects.B3" office:value-type="string">
            <text:p text:style-name="P10"/>
          </table:table-cell>
        </table:table-row>
      </table:table>
      <text:p text:style-name="P4"/>
      <table:table table:name="TableCargoAmountAndDefectsAux" table:style-name="TableCargoAmountAndDefectsAux">
        <table:table-column table:style-name="TableCargoAmountAndDefectsAux.A"/>
        <table:table-row>
          <table:table-cell office:value-type="string">
            <text:p text:style-name="Table_20_Contents"/>
          </table:table-cell>
        </table:table-row>
      </table:table>
      <table:table table:name="TableRipeness" table:style-name="TableRipeness">
        <table:table-column table:style-name="TableRipeness.A"/>
        <table:table-column table:style-name="TableRipeness.B" table:number-columns-repeated="4"/>
        <table:table-column table:style-name="TableRipeness.F"/>
        <table:table-row>
          <table:table-cell table:style-name="TableRipeness.A1" table:number-columns-spanned="6" office:value-type="string">
            <text:p text:style-name="Standard">Scale of ripeness/Шкала зрелости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Ripeness.A2" table:number-rows-spanned="2" office:value-type="string">
            <text:p text:style-name="P10"><draw:frame draw:style-name="fr1" draw:name="Графический объект1" text:anchor-type="paragraph" svg:width="5.071cm" svg:height="4.983cm" draw:z-index="4"><draw:image xlink:href="Pictures/2000000900002BFD00002B3A5FCB2B63.svm" xlink:type="simple" xlink:show="embed" xlink:actuate="onLoad"/></draw:frame></text:p>
          </table:table-cell>
          <table:table-cell table:style-name="TableRipeness.A2" office:value-type="string">
            <text:p text:style-name="P17">Контейнер</text:p>
          </table:table-cell>
          <table:table-cell table:style-name="TableRipeness.A2" office:value-type="string">
            <text:p text:style-name="Standard">Цвет по OCDE (2-3) </text:p>
          </table:table-cell>
          <table:table-cell table:style-name="TableRipeness.A2" office:value-type="string">
            <text:p text:style-name="Standard">Цвет по OCDE (4-5) </text:p>
          </table:table-cell>
          <table:table-cell table:style-name="TableRipeness.A2" office:value-type="string">
            <text:p text:style-name="Standard">Цвет по OCDE (6-7) </text:p>
          </table:table-cell>
          <table:table-cell table:style-name="TableRipeness.F2" office:value-type="string">
            <text:p text:style-name="Standard">Цвет по OCDE (8-10) </text:p>
          </table:table-cell>
        </table:table-row>
        <table:table-row>
          <table:covered-table-cell/>
          <table:table-cell table:style-name="TableRipeness.B3" office:value-type="string">
            <text:p text:style-name="P10"/>
          </table:table-cell>
          <table:table-cell table:style-name="TableRipeness.B3" office:value-type="string">
            <text:p text:style-name="P10"/>
          </table:table-cell>
          <table:table-cell table:style-name="TableRipeness.B3" office:value-type="string">
            <text:p text:style-name="P10"/>
          </table:table-cell>
          <table:table-cell table:style-name="TableRipeness.B3" office:value-type="string">
            <text:p text:style-name="P10"/>
          </table:table-cell>
          <table:table-cell table:style-name="TableRipeness.F3" office:value-type="string">
            <text:p text:style-name="P10"/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>
          <table:table-cell office:value-type="string">
            <text:p text:style-name="Standard"><text:span text:style-name="T18">Condition of </text:span><text:span text:style-name="T16">Package</text:span><text:span text:style-name="T18">. </text:span></text:p>
            <text:p text:style-name="Standard">{$PackageConditionEng}</text:p>
          </table:table-cell>
          <table:table-cell office:value-type="string">
            <text:p text:style-name="P18">Состояние упаковки:</text:p>
            <text:p text:style-name="Standard">{$PackageCondition}</text:p>
          </table:table-cell>
        </table:table-row>
        <table:table-row>
          <table:table-cell office:value-type="string">
            <text:p text:style-name="P13">InspectorConclusion:</text:p>
            <text:p text:style-name="P13">{<text:span text:style-name="T27">$InspectorConclusionEng}</text:span></text:p>
          </table:table-cell>
          <table:table-cell office:value-type="string">
            <text:p text:style-name="P18">Заключение инспектора:</text:p>
            <text:p text:style-name="P14">{$InspectorConclusion}</text:p>
          </table:table-cell>
        </table:table-row>
      </table:table>
      <text:p text:style-name="P3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<text:span text:style-name="T14">In the inspected parcel of cargo (Invoice №: </text:span><text:span text:style-name="T21">{$invoices}</text:span><text:span text:style-name="T14">-) the average index of cargo quality/ В проинспектированной партии груза (Инвойс №: </text:span><text:span text:style-name="T21">{$invoices}</text:span><text:span text:style-name="T14">-) средний показатель качества груза: </text:span></text:p>
          </table:table-cell>
        </table:table-row>
      </table:table>
      <text:p text:style-name="P3"/>
      <text:p text:style-name="P22"/>
      <table:table table:name="TablePictures" table:style-name="TablePictures">
        <table:table-column table:style-name="TablePictures.A"/>
        <table:table-column table:style-name="TablePictures.B"/>
        <table:table-row>
          <table:table-cell table:number-columns-spanned="2" office:value-type="string">
            <text:p text:style-name="P19">Pictures / <text:span text:style-name="T34">Фотографии</text:span></text:p>
          </table:table-cell>
          <table:covered-table-cell/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P4"/>
      <table:table table:name="TableQualityExpertise" table:style-name="TableQualityExpertise">
        <table:table-column table:style-name="TableQualityExpertise.A"/>
        <table:table-column table:style-name="TableQualityExpertise.B"/>
        <table:table-row>
          <table:table-cell table:style-name="TableQualityExpertise.A1" table:number-columns-spanned="2" office:value-type="string">
            <text:p text:style-name="P24">Quality expertise / Экспертиза качества</text:p>
          </table:table-cell>
          <table:covered-table-cell/>
        </table:table-row>
        <table:table-row>
          <table:table-cell table:style-name="TableQualityExpertise.A1" office:value-type="string">
            <text:p text:style-name="Table_20_Contents"/>
          </table:table-cell>
          <table:table-cell table:style-name="TableQualityExpertise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, 'Times New Roman'" style:font-family-generic="roman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6.403cm"/>
    </style:style>
    <style:style style:name="Таблица3.B" style:family="table-column">
      <style:table-column-properties style:column-width="4.93cm"/>
    </style:style>
    <style:style style:name="Таблица3.C" style:family="table-column">
      <style:table-column-properties style:column-width="5.68cm"/>
    </style:style>
    <style:style style:name="Таблица3.A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MT1" style:family="text">
      <style:text-properties fo:color="#76923c" style:font-name="Comic Sans MS" fo:font-size="40pt" fo:language="en" fo:country="US" fo:font-style="italic" fo:font-weight="bold"/>
    </style:style>
    <style:style style:name="MT2" style:family="text">
      <style:text-properties fo:color="#0070c0" style:font-name="Comic Sans MS" fo:font-size="12pt" fo:language="en" fo:country="US" fo:font-style="italic" fo:font-weight="bold"/>
    </style:style>
    <style:style style:name="MT3" style:family="text">
      <style:text-properties style:font-name="Times New Roman1" fo:font-size="9pt" fo:font-style="italic"/>
    </style:style>
    <style:style style:name="MT4" style:family="text">
      <style:text-properties style:font-name="Times New Roman1" fo:font-size="9pt" fo:language="en" fo:country="US" fo:font-style="italic"/>
    </style:style>
    <style:style style:name="MT5" style:family="text">
      <style:text-properties fo:font-style="italic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fo:font-size="9pt" fo:language="en" fo:country="US" fo:font-style="italic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3" draw:style-name="Mgr1" draw:text-style-name="MP2" svg:x1="0.205cm" svg:y1="1.787cm" svg:x2="16.477cm" svg:y2="1.787cm"><text:p/></draw:line><text:span text:style-name="MT1">Document LLS</text:span> <text:span text:style-name="MT2">SURVEYS (NOVOROSSIYSK)</text:span> 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>
            <table:table-cell table:style-name="Таблица3.A1" office:value-type="string">
              <text:p text:style-name="MP3"><text:span text:style-name="MT3">6 </text:span><text:span text:style-name="MT4">Pryamaya</text:span><text:span text:style-name="MT5"> </text:span><text:span text:style-name="MT4">Str</text:span><text:span text:style-name="MT3">. </text:span><text:span text:style-name="MT4">Novorossiysk <text:s/>353923, Russia</text:span> </text:p>
            </table:table-cell>
            <table:table-cell table:style-name="Таблица3.A1" office:value-type="string">
              <text:p text:style-name="MP3"><text:span text:style-name="MT4">Tel: 8-961-51-00-392 (Ekaterina)</text:span> </text:p>
            </table:table-cell>
            <table:table-cell table:style-name="Таблица3.A1" office:value-type="string">
              <text:p text:style-name="MP3"><text:span text:style-name="MT4">E-mail: </text:span><text:a xlink:type="simple" xlink:href="mailto:doka-inspekcia.@yandex.ru"><text:span text:style-name="MT6">doka-inspekcia@yandex.ru</text:span></text:a><text:span text:style-name="MT6"> </text:span></text:p>
            </table:table-cell>
          </table:table-row>
          <table:table-row>
            <table:table-cell table:style-name="Таблица3.A1" office:value-type="string">
              <text:p text:style-name="MP3"><text:span text:style-name="MT3">РФ, 353923, г. Новороссийск, ул. Прямая 6</text:span> </text:p>
            </table:table-cell>
            <table:table-cell table:style-name="Таблица3.A1" office:value-type="string">
              <text:p text:style-name="MP4"><text:span text:style-name="MT3"><text:s text:c="3"/>Тел: 8 918 644 46 28</text:span> </text:p>
            </table:table-cell>
            <table:table-cell table:style-name="Таблица3.A1" office:value-type="string">
              <text:p text:style-name="MP3"/>
            </table:table-cell>
          </table:table-row>
        </table:table>
        <text:p text:style-name="MP1"><text:a xlink:type="simple" xlink:href="mailto:doka-inspekcia.@yandex.ru"><text:span text:style-name="MT7"/></text:a></text:p>
      </style:header>
      <style:footer>
        <text:p text:style-name="MP5">{$Report}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5T09:43:35.13</meta:creation-date>
    <dc:date>2011-10-04T20:41:15.21</dc:date>
    <meta:editing-duration>P6DT10H53M48S</meta:editing-duration>
    <meta:editing-cycles>162</meta:editing-cycles>
    <meta:generator>LibreOffice/3.3$Win32 LibreOffice_project/330m19$Build-202</meta:generator>
    <meta:document-statistic meta:table-count="17" meta:image-count="1" meta:object-count="0" meta:page-count="4" meta:paragraph-count="113" meta:word-count="343" meta:character-count="2996"/>
  </office:meta>
</office:document-meta>
</file>